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9d5a7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d2f4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a3b7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f135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90d4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129f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6ba4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0d4b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ca1a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863d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f1be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387e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8b4e86">
      <style:table-column-properties style:rel-column-width="10923*"/>
    </style:style>
    <style:style style:family="table-column" style:name="a01152d">
      <style:table-column-properties style:rel-column-width="10922*"/>
    </style:style>
    <style:style style:family="table-column" style:name="a4aeb24">
      <style:table-column-properties style:rel-column-width="10923*"/>
    </style:style>
    <style:style style:family="table-column" style:name="ab5968f">
      <style:table-column-properties style:rel-column-width="10922*"/>
    </style:style>
    <style:style style:family="table-column" style:name="a72e025">
      <style:table-column-properties style:rel-column-width="10923*"/>
    </style:style>
    <style:style style:family="table-column" style:name="a09cb38">
      <style:table-column-properties style:rel-column-width="10922*"/>
    </style:style>
    <style:style style:family="table" style:name="ad663f0">
      <style:table-properties style:width="17.59cm" table:align="left"/>
    </style:style>
    <style:style style:family="table-cell" style:name="a9665c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a649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1791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a81d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c311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88fc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3704f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5674ae">
      <style:table-column-properties style:rel-column-width="32768*"/>
    </style:style>
    <style:style style:family="table-column" style:name="a59b967">
      <style:table-column-properties style:rel-column-width="32767*"/>
    </style:style>
    <style:style style:family="table" style:name="ac8447a">
      <style:table-properties style:width="17.59cm" table:align="left"/>
    </style:style>
    <style:style style:family="table-cell" style:name="ad1903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6095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5258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9f02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8f78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4d48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bb1f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0a83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c4a5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a2da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00ed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2361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2361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e47a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b88a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1804f" style:parent-style-name="Table_20_Contents">
      <style:paragraph-properties/>
    </style:style>
    <style:style style:family="paragraph" style:list-style-name="L1" style:name="a45a479" style:parent-style-name="Table_20_Contents">
      <style:paragraph-properties/>
    </style:style>
    <style:style style:family="paragraph" style:list-style-name="L1" style:name="a44f629" style:parent-style-name="Table_20_Contents">
      <style:paragraph-properties/>
    </style:style>
    <style:style style:family="paragraph" style:list-style-name="L1" style:name="a1c5b04" style:parent-style-name="Table_20_Contents">
      <style:paragraph-properties/>
    </style:style>
    <style:style style:family="table-cell" style:name="ab2ff0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f0a4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0eec5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f5cb28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cb292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124a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0e8439">
      <style:table-column-properties style:rel-column-width="16386*"/>
    </style:style>
    <style:style style:family="table-column" style:name="a48e780">
      <style:table-column-properties style:rel-column-width="16383*"/>
    </style:style>
    <style:style style:family="table" style:name="abf08ba">
      <style:table-properties style:width="17.59cm" table:align="left"/>
    </style:style>
    <style:style style:family="table-cell" style:name="aee229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15b9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70b1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f647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079f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c557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1828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f2c5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0e3d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bcd5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3f09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616d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9409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60a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9500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589e12">
      <style:table-column-properties style:rel-column-width="21845*"/>
    </style:style>
    <style:style style:family="table" style:name="a125f6d">
      <style:table-properties style:width="17.59cm" table:align="left"/>
    </style:style>
    <style:style style:family="table-cell" style:name="a72410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5b16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ec90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0e98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2b07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1123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b709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3ed0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4aa0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9ebb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5ed5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dc6c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5910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8571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05c6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e68c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020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4e5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4e95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c3b0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f18383">
      <style:table-column-properties style:rel-column-width="13107*"/>
    </style:style>
    <style:style style:family="table" style:name="a1888d3">
      <style:table-properties style:width="17.59cm" table:align="left"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number:number-style style:name="N0">
      <number:number number:decimal-places="2" number:min-integer-digits="1"/>
    </number:number-style>
  </office:automatic-styles>
  <office:body>
    <office:text>
      <text:p text:style-name="Default_20_Text">Text to be exchanged!!</text:p>
      <text:p text:style-name="Default_20_Text">foreignText</text:p>
      <table:table table:style-name="a1888d3">
        <table:table-column table:number-columns-repeated="5" table:style-name="af18383"/>
        <table:table-row>
          <table:table-cell table:style-name="a2c3b05">
            <text:p text:style-name="Table_20_Heading"/>
          </table:table-cell>
          <table:table-cell table:style-name="a74e95e">
            <text:p text:style-name="Table_20_Heading"/>
          </table:table-cell>
          <table:table-cell table:style-name="a84e554">
            <text:p text:style-name="Table_20_Heading">Here</text:p>
          </table:table-cell>
          <table:table-cell table:style-name="a802036">
            <text:p text:style-name="Table_20_Heading"/>
          </table:table-cell>
          <table:table-cell table:style-name="a0e68c6">
            <text:p text:style-name="Table_20_Heading"/>
          </table:table-cell>
        </table:table-row>
        <table:table-row>
          <table:table-cell table:style-name="ac05c67">
            <text:p text:style-name="Table_20_Heading"/>
          </table:table-cell>
          <table:table-cell table:style-name="ae85717">
            <text:p text:style-name="Table_20_Heading"/>
          </table:table-cell>
          <table:table-cell table:style-name="a75910f">
            <text:p text:style-name="Table_20_Heading"/>
          </table:table-cell>
          <table:table-cell table:style-name="a6dc6c8">
            <text:p text:style-name="Table_20_Heading"/>
          </table:table-cell>
          <table:table-cell table:style-name="a95ed58">
            <text:p text:style-name="Table_20_Heading"/>
          </table:table-cell>
        </table:table-row>
        <table:table-row>
          <table:table-cell table:style-name="a89ebbf">
            <text:p text:style-name="Table_20_Contents"/>
          </table:table-cell>
          <table:table-cell table:style-name="af4aa0e">
            <text:p text:style-name="Table_20_Contents"/>
          </table:table-cell>
          <table:table-cell table:style-name="a23ed09">
            <text:p text:style-name="Table_20_Contents"/>
          </table:table-cell>
          <table:table-cell table:style-name="aab7095">
            <text:p text:style-name="Table_20_Contents"/>
          </table:table-cell>
          <table:table-cell table:style-name="af1123e">
            <text:p text:style-name="Table_20_Contents"/>
          </table:table-cell>
        </table:table-row>
        <table:table-row>
          <table:table-cell table:style-name="ac2b073">
            <text:p text:style-name="Table_20_Contents"/>
          </table:table-cell>
          <table:table-cell table:style-name="a00e98b">
            <text:p text:style-name="Table_20_Contents"/>
          </table:table-cell>
          <table:table-cell table:style-name="a2ec903">
            <text:p text:style-name="Table_20_Contents"/>
          </table:table-cell>
          <table:table-cell table:style-name="a75b165">
            <text:p text:style-name="Table_20_Contents"/>
          </table:table-cell>
          <table:table-cell table:style-name="a724102">
            <text:p text:style-name="Table_20_Contents"/>
          </table:table-cell>
        </table:table-row>
      </table:table>
      <text:p text:style-name="Default_20_Text"/>
      <text:p text:style-name="Default_20_Text"/>
      <table:table table:style-name="a125f6d">
        <table:table-column table:number-columns-repeated="3" table:style-name="a589e12"/>
        <table:table-row>
          <table:table-cell table:style-name="a395004">
            <text:p text:style-name="Table_20_Heading">adf</text:p>
          </table:table-cell>
          <table:table-cell table:style-name="a560a58">
            <text:p text:style-name="Table_20_Heading">sdf</text:p>
          </table:table-cell>
          <table:table-cell table:style-name="a294093">
            <text:p text:style-name="Table_20_Heading">sdf</text:p>
          </table:table-cell>
        </table:table-row>
        <table:table-row>
          <table:table-cell table:style-name="ab616dd">
            <text:p text:style-name="Table_20_Contents">sdf</text:p>
          </table:table-cell>
          <table:table-cell table:style-name="a63f097">
            <text:p text:style-name="Table_20_Contents">sdf</text:p>
          </table:table-cell>
          <table:table-cell table:style-name="a3bcd51">
            <text:p text:style-name="Table_20_Contents">sfd</text:p>
          </table:table-cell>
        </table:table-row>
        <table:table-row>
          <table:table-cell table:style-name="a40e3de">
            <text:p text:style-name="Table_20_Contents"/>
          </table:table-cell>
          <table:table-cell table:style-name="a7f2c55">
            <text:p text:style-name="Table_20_Contents"/>
          </table:table-cell>
          <table:table-cell table:style-name="a71828e">
            <text:p text:style-name="Table_20_Contents"/>
          </table:table-cell>
        </table:table-row>
        <table:table-row>
          <table:table-cell table:style-name="acc5579">
            <text:p text:style-name="Table_20_Contents"/>
          </table:table-cell>
          <table:table-cell table:style-name="a4079f4">
            <text:p text:style-name="Table_20_Contents"/>
          </table:table-cell>
          <table:table-cell table:style-name="aaf647e">
            <text:p text:style-name="Standard"/>
          </table:table-cell>
        </table:table-row>
        <table:table-row>
          <table:table-cell table:style-name="a570b17">
            <text:p text:style-name="Standard"/>
          </table:table-cell>
          <table:table-cell table:style-name="a915b97">
            <text:p text:style-name="Standard"/>
          </table:table-cell>
          <table:table-cell table:style-name="aee229b">
            <text:p text:style-name="Standard"/>
          </table:table-cell>
        </table:table-row>
      </table:table>
      <text:p text:style-name="Default_20_Text"/>
      <text:p text:style-name="Default_20_Text"/>
      <table:table table:style-name="abf08ba">
        <table:table-column table:number-columns-repeated="3" table:style-name="a48e780"/>
        <table:table-column table:style-name="a0e8439"/>
        <table:table-row>
          <table:table-cell table:style-name="ad124a0">
            <text:p text:style-name="Table_20_Contents">cell1</text:p>
          </table:table-cell>
          <table:table-cell table:style-name="acb2927">
            <text:p text:style-name="af5cb28">cell2</text:p>
          </table:table-cell>
          <table:table-cell table:style-name="a0eec5e">
            <text:p text:style-name="Table_20_Contents">0.00</text:p>
          </table:table-cell>
          <table:table-cell table:style-name="a2f0a4f">
            <text:p text:style-name="Table_20_Contents"/>
          </table:table-cell>
        </table:table-row>
        <table:table-row>
          <table:table-cell table:style-name="ab2ff0a">
            <text:list text:continue-numbering="true" text:style-name="L1" xml:id="list38466083">
              <text:list-item>
                <text:p text:style-name="a1c5b04">Aa</text:p>
              </text:list-item>
            </text:list>
            <text:list text:continue-numbering="true" text:style-name="L1" xml:id="list38466083">
              <text:list-item>
                <text:p text:style-name="a44f629">bb</text:p>
              </text:list-item>
            </text:list>
            <text:list text:continue-numbering="true" text:style-name="L1" xml:id="list38466083">
              <text:list-item>
                <text:p text:style-name="a45a479">cc</text:p>
              </text:list-item>
            </text:list>
            <text:list text:continue-numbering="true" text:style-name="L1" xml:id="list38466083">
              <text:list-item>
                <text:p text:style-name="a31804f">dd</text:p>
              </text:list-item>
            </text:list>
            <text:p text:style-name="Table_20_Contents">ee</text:p>
          </table:table-cell>
          <table:table-cell table:style-name="a7b88a3">
            <text:p text:style-name="Table_20_Contents"/>
          </table:table-cell>
          <table:table-cell table:style-name="a9e47a8">
            <text:p text:style-name="Table_20_Contents"/>
          </table:table-cell>
          <table:table-cell table:style-name="a623614">
            <text:p text:style-name="Table_20_Contents"/>
          </table:table-cell>
        </table:table-row>
        <table:table-row>
          <table:table-cell table:style-name="a423611">
            <text:p text:style-name="Table_20_Contents"/>
          </table:table-cell>
          <table:table-cell table:style-name="a400ede">
            <text:p text:style-name="Table_20_Contents"/>
          </table:table-cell>
          <table:table-cell table:style-name="a3a2da5">
            <text:p text:style-name="Table_20_Contents"/>
          </table:table-cell>
          <table:table-cell table:style-name="a7c4a5c">
            <text:p text:style-name="Table_20_Contents"/>
          </table:table-cell>
        </table:table-row>
        <table:table-row>
          <table:table-cell table:style-name="a30a839">
            <text:p text:style-name="Table_20_Contents"/>
          </table:table-cell>
          <table:table-cell table:style-name="a3bb1ff">
            <text:p text:style-name="Table_20_Contents"/>
          </table:table-cell>
          <table:table-cell table:style-name="ac4d489">
            <text:p text:style-name="Table_20_Contents"/>
          </table:table-cell>
          <table:table-cell table:style-name="a88f78f">
            <text:p text:style-name="Table_20_Contents"/>
          </table:table-cell>
        </table:table-row>
        <table:table-row>
          <table:table-cell table:style-name="a89f028">
            <text:p text:style-name="Table_20_Contents"/>
          </table:table-cell>
          <table:table-cell table:style-name="a652581">
            <text:p text:style-name="Table_20_Contents"/>
          </table:table-cell>
          <table:table-cell table:style-name="a160959">
            <text:p text:style-name="Table_20_Contents"/>
          </table:table-cell>
          <table:table-cell table:style-name="ad19036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style-name="ac8447a">
        <table:table-column table:style-name="a59b967"/>
        <table:table-column table:style-name="a5674ae"/>
        <table:table-row>
          <table:table-cell table:style-name="a3704fb">
            <text:p text:style-name="Table_20_Contents">This table will be deleted</text:p>
          </table:table-cell>
          <table:table-cell table:style-name="af88fca">
            <text:p text:style-name="Table_20_Contents"/>
          </table:table-cell>
        </table:table-row>
        <table:table-row>
          <table:table-cell table:style-name="adc3115">
            <text:p text:style-name="Table_20_Contents"/>
          </table:table-cell>
          <table:table-cell table:style-name="a9a81d6">
            <text:p text:style-name="Table_20_Contents"/>
          </table:table-cell>
        </table:table-row>
        <table:table-row>
          <table:table-cell table:style-name="a717913">
            <text:p text:style-name="Table_20_Contents"/>
          </table:table-cell>
        </table:table-row>
        <table:table-row>
          <table:table-cell table:style-name="aca6496">
            <text:p text:style-name="Table_20_Contents"/>
          </table:table-cell>
          <table:table-cell table:style-name="a9665c8">
            <text:p text:style-name="Table_20_Contents"/>
          </table:table-cell>
        </table:table-row>
      </table:table>
      <text:p text:style-name="Default_20_Text"/>
      <text:p text:style-name="Default_20_Text">sample table to delete column<text:s/></text:p>
      <table:table table:style-name="ad663f0">
        <table:table-column table:style-name="a09cb38"/>
        <table:table-column table:style-name="a72e025"/>
        <table:table-column table:style-name="ab5968f"/>
        <table:table-column table:style-name="a4aeb24"/>
        <table:table-column table:style-name="a01152d"/>
        <table:table-column table:style-name="a8b4e86"/>
        <table:table-row>
          <table:table-cell table:style-name="a5387e2">
            <text:p text:style-name="Table_20_Contents"/>
          </table:table-cell>
          <table:table-cell table:style-name="a0f1be6">
            <text:p text:style-name="Table_20_Contents"/>
          </table:table-cell>
          <table:table-cell table:style-name="ad863db">
            <text:p text:style-name="Table_20_Contents"/>
          </table:table-cell>
          <table:table-cell table:style-name="a9ca1a1">
            <text:p text:style-name="Table_20_Contents"/>
          </table:table-cell>
          <table:table-cell table:style-name="a00d4be">
            <text:p text:style-name="Table_20_Contents"/>
          </table:table-cell>
          <table:table-cell table:style-name="a26ba4c">
            <text:p text:style-name="Table_20_Contents"/>
          </table:table-cell>
        </table:table-row>
        <table:table-row>
          <table:table-cell table:style-name="af129f9">
            <text:p text:style-name="Table_20_Contents"/>
          </table:table-cell>
          <table:table-cell table:style-name="a590d4c">
            <text:p text:style-name="Table_20_Contents"/>
          </table:table-cell>
          <table:table-cell table:style-name="a2f1358">
            <text:p text:style-name="Table_20_Contents"/>
          </table:table-cell>
          <table:table-cell table:style-name="aaa3b70">
            <text:p text:style-name="Table_20_Contents"/>
          </table:table-cell>
          <table:table-cell table:style-name="a0d2f43">
            <text:p text:style-name="Table_20_Contents"/>
          </table:table-cell>
          <table:table-cell table:style-name="a9d5a7b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Lucida Sans Unicode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ing" style:next-style-name="Text_20_Body_20_Single" style:parent-style-name="Default_20_Text">
      <style:paragraph-properties fo:margin-bottom="2.12mm" fo:margin-top="4.23mm"/>
      <style:text-properties fo:font-size="14.0pt" style:font-name="Arial" style:font-name-asian="MS Mincho" style:font-name-complex="Tahoma1" style:font-size-asian="14.0pt"/>
    </style:style>
    <style:style style:display-name="Table Contents" style:family="paragraph" style:name="Table_20_Contents" style:parent-style-name="Default_20_Text"/>
    <style:style style:family="paragraph" style:name="Standard" style:parent-style-name="default_paragraph_style"/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family="paragraph" style:name="List" style:parent-style-name="Text_20_Body_20_Single">
      <style:text-properties style:font-name-complex="Tahoma2"/>
    </style:style>
    <style:style style:family="paragraph" style:name="Index" style:parent-style-name="Default_20_Text">
      <style:text-properties style:font-name-complex="Tahoma2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2.0pt" fo:font-style="italic" style:font-name-complex="Tahoma2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13S</meta:editing-duration>
  </office:meta>
</office:document-meta>
</file>